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svg:stroke-color="#000000" draw:fill="none" draw:fill-color="#ffffff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textarea-horizontal-align="justify" draw:textarea-vertical-align="middle" draw:auto-grow-height="false"/>
    </style:style>
    <style:style style:name="gr6" style:family="graphic" style:parent-style-name="Objekt_20_ohne_20_Füllung_20_und_20_Linie">
      <style:graphic-properties draw:textarea-vertical-align="middle" draw:ole-draw-aspect="1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none" svg:stroke-color="#000000" draw:fill="none" draw:fill-color="#ffffff" fo:min-height="0.45cm"/>
    </style:style>
    <style:style style:name="gr9" style:family="graphic" style:parent-style-name="objectwithoutfill">
      <style:graphic-properties draw:stroke="dash" draw:stroke-dash="Dashed_20__28_var_29_" svg:stroke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26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style:font-name="Courier1" fo:font-size="10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1" fo:font-size="10pt" fo:font-style="normal" style:font-size-asian="12pt" style:font-style-asian="normal" style:font-size-complex="12pt" style:font-style-complex="normal"/>
    </style:style>
    <style:style style:name="P5" style:family="paragraph">
      <style:paragraph-properties fo:text-align="center"/>
      <style:text-properties style:font-name="Bitstream Charter" fo:font-size="12pt" style:text-underline-style="none" style:font-size-asian="15pt" style:font-size-complex="15pt"/>
    </style:style>
    <style:style style:name="P6" style:family="paragraph">
      <style:text-properties style:font-name="Bitstream Charter" fo:font-size="10pt" style:font-size-asian="12pt" style:font-size-complex="12pt"/>
    </style:style>
    <style:style style:name="P7" style:family="paragraph">
      <style:paragraph-properties fo:text-align="start"/>
      <style:text-properties style:font-name="Courier1" fo:font-size="13pt" fo:font-style="normal" style:font-size-asian="13pt" style:font-style-asian="normal" style:font-size-complex="13pt" style:font-style-complex="normal"/>
    </style:style>
    <style:style style:name="P8" style:family="paragraph">
      <style:paragraph-properties fo:text-align="start"/>
      <style:text-properties style:font-name="Courier2" fo:font-size="10pt" style:font-size-asian="18pt" style:font-size-complex="18pt"/>
    </style:style>
    <style:style style:name="P9" style:family="paragraph">
      <style:text-properties fo:color="#ff3333" style:font-name="Bitstream Charter" fo:font-size="10pt" fo:font-style="italic" style:font-size-asian="14pt" style:font-style-asian="italic" style:font-size-complex="14pt" style:font-style-complex="italic"/>
    </style:style>
    <style:style style:name="P10" style:family="paragraph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11" style:family="paragraph">
      <style:text-properties fo:font-size="12pt"/>
    </style:style>
    <style:style style:name="P12" style:family="paragraph">
      <style:text-properties fo:color="#808080" fo:font-size="12pt" style:font-size-asian="15pt" style:font-size-complex="15pt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color="#0000cc" style:font-name="Courier1" fo:font-size="10pt" style:font-size-asian="12pt" style:font-size-complex="12pt"/>
    </style:style>
    <style:style style:name="T2" style:family="text">
      <style:text-properties style:font-name="Courier1" fo:font-size="10pt" fo:font-style="normal" style:font-size-asian="12pt" style:font-style-asian="normal" style:font-size-complex="12pt" style:font-style-complex="normal"/>
    </style:style>
    <style:style style:name="T3" style:family="text">
      <style:text-properties fo:color="#ff3333" style:font-name="Courier1" fo:font-size="10pt" fo:font-style="normal" style:font-size-asian="12pt" style:font-style-asian="normal" style:font-size-complex="12pt" style:font-style-complex="normal"/>
    </style:style>
    <style:style style:name="T4" style:family="text">
      <style:text-properties style:font-name="Bitstream Charter" fo:font-size="12pt" style:text-underline-style="none" style:font-size-asian="15pt" style:font-size-complex="15pt"/>
    </style:style>
    <style:style style:name="T5" style:family="text">
      <style:text-properties style:font-name="Bitstream Charter" fo:font-size="12pt" fo:font-style="italic" style:text-underline-style="none" style:font-size-asian="15pt" style:font-style-asian="italic" style:font-size-complex="15pt" style:font-style-complex="italic"/>
    </style:style>
    <style:style style:name="T6" style:family="text">
      <style:text-properties style:font-name="Bitstream Charter" fo:font-size="10pt" style:font-size-asian="12pt" style:font-size-complex="12pt"/>
    </style:style>
    <style:style style:name="T7" style:family="text">
      <style:text-properties fo:color="#0000cc" style:font-name="Courier1" fo:font-size="13pt" fo:font-style="normal" style:font-size-asian="13pt" style:font-style-asian="normal" style:font-size-complex="13pt" style:font-style-complex="normal"/>
    </style:style>
    <style:style style:name="T8" style:family="text">
      <style:text-properties fo:color="#000000" style:font-name="Courier1" fo:font-size="6pt" fo:font-style="normal" style:font-size-asian="24pt" style:font-style-asian="normal" style:font-size-complex="24pt" style:font-style-complex="normal"/>
    </style:style>
    <style:style style:name="T9" style:family="text">
      <style:text-properties fo:color="#000000" style:font-name="Courier1" fo:font-size="4pt" fo:font-style="normal" style:font-size-asian="16pt" style:font-style-asian="normal" style:font-size-complex="16pt" style:font-style-complex="normal"/>
    </style:style>
    <style:style style:name="T10" style:family="text">
      <style:text-properties fo:color="#0000cc" style:font-name="Courier1" fo:font-size="10pt" fo:font-style="normal" style:font-size-asian="24pt" style:font-style-asian="normal" style:font-size-complex="24pt" style:font-style-complex="normal"/>
    </style:style>
    <style:style style:name="T11" style:family="text">
      <style:text-properties style:font-name="Courier1" fo:font-size="10pt" fo:font-style="normal" style:font-size-asian="24pt" style:font-style-asian="normal" style:font-size-complex="24pt" style:font-style-complex="normal"/>
    </style:style>
    <style:style style:name="T12" style:family="text">
      <style:text-properties fo:color="#ff3333" style:font-name="Courier1" fo:font-size="10pt" fo:font-style="normal" style:font-size-asian="24pt" style:font-style-asian="normal" style:font-size-complex="24pt" style:font-style-complex="normal"/>
    </style:style>
    <style:style style:name="T13" style:family="text">
      <style:text-properties style:font-name="Courier2" fo:font-size="10pt" style:font-size-asian="18pt" style:font-size-complex="18pt"/>
    </style:style>
    <style:style style:name="T14" style:family="text">
      <style:text-properties fo:color="#ff3333" style:font-name="Courier2" fo:font-size="10pt" style:font-size-asian="18pt" style:font-size-complex="18pt"/>
    </style:style>
    <style:style style:name="T15" style:family="text">
      <style:text-properties fo:color="#ff3333" style:font-name="Bitstream Charter" fo:font-size="10pt" fo:font-style="italic" style:font-size-asian="14pt" style:font-style-asian="italic" style:font-size-complex="14pt" style:font-style-complex="italic"/>
    </style:style>
    <style:style style:name="T16" style:family="text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T17" style:family="text">
      <style:text-properties fo:color="#000000" style:font-name="Courier2" fo:font-size="10pt" style:font-size-asian="18pt" style:font-size-complex="18pt"/>
    </style:style>
    <style:style style:name="T18" style:family="text">
      <style:text-properties fo:color="#ff3333" style:font-name="Courier2" fo:font-size="10pt" fo:font-weight="bold" style:font-size-asian="18pt" style:font-weight-asian="bold" style:font-size-complex="18pt" style:font-weight-complex="bold"/>
    </style:style>
    <style:style style:name="T19" style:family="text">
      <style:text-properties fo:color="#000000" style:font-name="Courier2" fo:font-size="10pt" fo:font-weight="normal" style:font-size-asian="18pt" style:font-weight-asian="normal" style:font-size-complex="18pt" style:font-weight-complex="normal"/>
    </style:style>
    <style:style style:name="T20" style:family="text">
      <style:text-properties fo:color="#ff3333" style:font-name="Courier2" fo:font-size="10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style:font-name="Courier1" fo:font-size="10pt" fo:font-style="normal" style:font-size-asian="24pt" style:font-style-asian="normal" style:font-size-complex="24pt" style:font-style-complex="normal"/>
    </style:style>
    <style:style style:name="T22" style:family="text">
      <style:text-properties fo:color="#808080" fo:font-size="12pt" style:font-size-asian="15pt" style:font-size-complex="15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fo:font-size="10pt" fo:font-weight="bold" style:font-size-asian="18pt" style:font-weight-asian="bold" style:font-size-complex="18pt" style:font-weight-complex="bold"/>
    </style:style>
    <style:style style:name="T25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8cm" svg:height="0.7cm" svg:x="2.2cm" svg:y="4.3cm">
          <text:p text:style-name="P1"><text:span text:style-name="T1">ref AAAACCCCGGGGTTT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5.8cm" svg:height="1.9cm" svg:x="8.2cm" svg:y="3.1cm">
          <text:p text:style-name="P3"><text:span text:style-name="T2">Seq0 AAAACCCCGGGGTTTT</text:span></text:p>
          <text:p text:style-name="P3"><text:span text:style-name="T2">Seq1 A</text:span><text:span text:style-name="T3">T</text:span><text:span text:style-name="T2">AACCCCGGGG</text:span></text:p>
          <text:p text:style-name="P3"><text:span text:style-name="T2">Seq2 A</text:span><text:span text:style-name="T3">T</text:span><text:span text:style-name="T2">AACCCCGGGG</text:span><text:span text:style-name="T3">CG</text:span></text:p>
          <text:p text:style-name="P3"><text:span text:style-name="T2">Seq3 A</text:span><text:span text:style-name="T3">T</text:span><text:span text:style-name="T2">AACCCCGGGG</text:span><text:span text:style-name="T3">CC</text:span><text:span text:style-name="T2">TTTT</text:span></text:p>
          <draw:enhanced-geometry svg:viewBox="0 0 21600 21600" draw:type="rectangle" draw:enhanced-path="M 0 0 L 21600 0 21600 21600 0 21600 0 0 Z N"/>
        </draw:custom-shape>
        <draw:frame draw:style-name="gr2" draw:text-style-name="P5" xml:id="id1" draw:id="id1" draw:layer="layout" svg:width="11.6cm" svg:height="0.768cm" svg:x="2.2cm" svg:y="1.701cm">
          <draw:text-box>
            <text:p text:style-name="P1"><text:span text:style-name="T4">Eingabe: </text:span><text:span text:style-name="T5">n=4</text:span><text:span text:style-name="T4"> DNS-Sequenzen</text:span></text:p>
          </draw:text-box>
        </draw:frame>
        <draw:connector draw:style-name="gr3" draw:text-style-name="P1" draw:layer="layout" draw:type="line" svg:x1="8cm" svg:y1="2.469cm" svg:x2="5.1cm" svg:y2="4.3cm" draw:start-shape="id1" draw:start-glue-point="2" draw:end-shape="id2" draw:end-glue-point="0" svg:d="M8000 2469l-2900 1831" svg:viewBox="0 0 2901 1832">
          <text:p/>
        </draw:connector>
        <draw:connector draw:style-name="gr3" draw:text-style-name="P1" draw:layer="layout" draw:type="line" svg:x1="8cm" svg:y1="2.469cm" svg:x2="11.1cm" svg:y2="3.1cm" draw:start-shape="id1" draw:start-glue-point="2" draw:end-shape="id3" draw:end-glue-point="0" svg:d="M8000 2469l3100 631" svg:viewBox="0 0 3101 632">
          <text:p/>
        </draw:connector>
        <draw:frame draw:style-name="gr4" draw:text-style-name="P6" draw:layer="layout" svg:width="3.3cm" svg:height="1.099cm" svg:x="4.5cm" svg:y="2.7cm">
          <draw:text-box>
            <text:p><text:span text:style-name="T6">Sequenz 0 als </text:span></text:p>
            <text:p><text:span text:style-name="T6">Referenz</text:span></text:p>
          </draw:text-box>
        </draw:frame>
        <draw:custom-shape draw:style-name="gr1" draw:text-style-name="P7" draw:layer="layout" svg:width="7.5cm" svg:height="5.2cm" svg:x="4.3cm" svg:y="5.9cm">
          <text:p text:style-name="P3"><text:span text:style-name="T7"><text:s text:c="4"/>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text:span text:style-name="T9"> </text:span><text:span text:style-name="T8">6</text:span><text:span text:style-name="T9"> </text:span><text:span text:style-name="T8">7</text:span><text:span text:style-name="T9"> </text:span><text:span text:style-name="T8">8</text:span><text:span text:style-name="T9"> </text:span><text:span text:style-name="T8">9</text:span><text:span text:style-name="T9"> 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/text:p>
          <text:p text:style-name="P3"><text:span text:style-name="T10">ref <text:s/>AAAACCCCGGGGTTTT</text:span></text:p>
          <text:p text:style-name="P3"><text:span text:style-name="T11">Seq0 AAAACCCCGGGGTTTT</text:span></text:p>
          <text:p text:style-name="P3"><text:span text:style-name="T11"/></text:p>
          <text:p text:style-name="P3"><text:span text:style-name="T10">ref <text:s/>AAAACCCCGGGGTTTT</text:span></text:p>
          <text:p text:style-name="P3"><text:span text:style-name="T11">Seq1 A</text:span><text:span text:style-name="T12">T</text:span><text:span text:style-name="T11">AACCCCGGGG</text:span><text:span text:style-name="T12">---- <text:s text:c="3"/>SNP, DEL</text:span></text:p>
          <text:p text:style-name="P3"><text:span text:style-name="T11"/></text:p>
          <text:p text:style-name="P3"><text:span text:style-name="T10">ref <text:s/>AAAACCCCGGGGTTTT</text:span></text:p>
          <text:p text:style-name="P3"><text:span text:style-name="T11">Seq2 A</text:span><text:span text:style-name="T12">T</text:span><text:span text:style-name="T11">AACCCCGGGG</text:span><text:span text:style-name="T12">CG-- <text:s text:c="3"/>SNP, SV</text:span></text:p>
          <text:p text:style-name="P3"><text:span text:style-name="T11"/></text:p>
          <text:p text:style-name="P3"><text:span text:style-name="T10">ref <text:s/>AAAACCCCGGGG--TTTT</text:span></text:p>
          <text:p text:style-name="P3"><text:span text:style-name="T11">Seq3 A</text:span><text:span text:style-name="T12">T</text:span><text:span text:style-name="T11">AACCCCGGGG</text:span><text:span text:style-name="T12">CC</text:span><text:span text:style-name="T11">TTTT </text:span><text:span text:style-name="T12"><text:s/>SNP, IN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cm" svg:y1="5.1cm" svg:x2="8.1cm" svg:y2="5.9cm">
          <text:p/>
        </draw:line>
        <draw:line draw:style-name="gr3" draw:text-style-name="P1" draw:layer="layout" svg:x1="8.1cm" svg:y1="11.1cm" svg:x2="8.1cm" svg:y2="11.9cm">
          <text:p/>
        </draw:line>
        <draw:custom-shape draw:style-name="gr5" draw:text-style-name="P8" draw:layer="layout" svg:width="11.8cm" svg:height="1.7cm" svg:x="2.2cm" svg:y="11.9cm">
          <text:p text:style-name="P3"><text:span text:style-name="T13"><text:s text:c="4"/></text:span><text:span text:style-name="T13">=(1,</text:span><text:span text:style-name="T14">SNP</text:span><text:span text:style-name="T13">,[0100],'T',1) <text:s text:c="4"/>=(12,</text:span><text:span text:style-name="T14">DEL</text:span><text:span text:style-name="T13">,[0100],'',4)</text:span></text:p>
          <text:p text:style-name="P3"><text:span text:style-name="T13"><text:s text:c="4"/></text:span><text:span text:style-name="T13">=(1,</text:span><text:span text:style-name="T14">SNP</text:span><text:span text:style-name="T13">,[0010],'T',1) <text:s text:c="4"/>=(12,</text:span><text:span text:style-name="T14">SV</text:span><text:span text:style-name="T13"> ,[0010],'CG',4)</text:span></text:p>
          <text:p text:style-name="P3"><text:span text:style-name="T13"><text:s text:c="4"/></text:span><text:span text:style-name="T13">=(1,</text:span><text:span text:style-name="T14">SNP</text:span><text:span text:style-name="T13">,[0001],'T',1) <text:s text:c="4"/>=(12,</text:span><text:span text:style-name="T14">INS</text:span><text:span text:style-name="T13">,[0001],'C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616cm" svg:height="0.482cm" svg:x="2.6cm" svg:y="12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616cm" svg:height="0.482cm" svg:x="8.1cm" svg:y="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616cm" svg:height="0.482cm" svg:x="8.1cm" svg:y="12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631cm" svg:height="0.482cm" svg:x="2.6cm" svg:y="12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31cm" svg:height="0.482cm" svg:x="8.1cm" svg:y="12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1.9cm" svg:height="0.9cm" svg:x="2.601cm" svg:y="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616cm" svg:height="0.482cm" svg:x="2.601cm" svg:y="12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616cm" svg:height="0.482cm" svg:x="8.101cm" svg:y="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" draw:layer="layout" svg:width="0.616cm" svg:height="0.482cm" svg:x="8.101cm" svg:y="12.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" draw:layer="layout" svg:width="0.631cm" svg:height="0.482cm" svg:x="2.601cm" svg:y="12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" draw:layer="layout" svg:width="0.631cm" svg:height="0.482cm" svg:x="8.101cm" svg:y="12.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8.1cm" svg:y1="18.2cm" svg:x2="8.1cm" svg:y2="20cm">
          <text:p/>
        </draw:line>
        <draw:frame draw:style-name="gr8" draw:text-style-name="P9" draw:layer="layout" svg:width="3.7cm" svg:height="0.7cm" svg:x="3.8cm" svg:y="17.7cm">
          <draw:text-box>
            <text:p><text:span text:style-name="T15">Dependant region 1</text:span></text:p>
          </draw:text-box>
        </draw:frame>
        <draw:frame draw:style-name="gr8" draw:text-style-name="P9" draw:layer="layout" svg:width="3.7cm" svg:height="0.7cm" svg:x="9.8cm" svg:y="17.7cm">
          <draw:text-box>
            <text:p><text:span text:style-name="T15">Dependant region 2</text:span></text:p>
          </draw:text-box>
        </draw:frame>
        <draw:frame draw:style-name="gr8" draw:text-style-name="P10" draw:layer="layout" svg:width="3.7cm" svg:height="0.7cm" svg:x="3.8cm" svg:y="20.2cm">
          <draw:text-box>
            <text:p><text:span text:style-name="T16">Dependant region 1</text:span></text:p>
          </draw:text-box>
        </draw:frame>
        <draw:frame draw:style-name="gr8" draw:text-style-name="P10" draw:layer="layout" svg:width="3.7cm" svg:height="0.7cm" svg:x="9.8cm" svg:y="20.2cm">
          <draw:text-box>
            <text:p><text:span text:style-name="T16">Dependant region 2</text:span></text:p>
          </draw:text-box>
        </draw:frame>
        <draw:line draw:style-name="gr3" draw:text-style-name="P1" draw:layer="layout" svg:x1="8.1cm" svg:y1="13.6cm" svg:x2="8.1cm" svg:y2="15.7cm">
          <text:p/>
        </draw:line>
        <draw:custom-shape draw:style-name="gr5" draw:text-style-name="P8" draw:layer="layout" svg:width="11.8cm" svg:height="1.7cm" svg:x="2.2cm" svg:y="15.7cm">
          <text:p text:style-name="P3"><text:span text:style-name="T17"><text:s text:c="4"/></text:span><text:span text:style-name="T17">=(1,SNP,[01</text:span><text:span text:style-name="T18">11</text:span><text:span text:style-name="T17">],'T',1) <text:s text:c="4"/>=(12,DEL,[0100],'',4)</text:span></text:p>
          <text:p text:style-name="P3"><text:span text:style-name="T17"><text:s text:c="30"/></text:span><text:span text:style-name="T17">=(12,SV ,[0010],'CG',4)</text:span></text:p>
          <text:p text:style-name="P3"><text:span text:style-name="T17"><text:s text:c="30"/></text:span><text:span text:style-name="T17">=(12,INS,[0001],'C</text:span><text:span text:style-name="T13">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5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1" draw:layer="layout" svg:width="0.616cm" svg:height="0.482cm" svg:x="8.1cm" svg:y="15.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" draw:layer="layout" svg:width="0.616cm" svg:height="0.482cm" svg:x="8.1cm" svg:y="16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1" draw:layer="layout" svg:width="0.631cm" svg:height="0.482cm" svg:x="8.1cm" svg:y="1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1" draw:layer="layout" svg:width="0.616cm" svg:height="0.482cm" svg:x="8.101cm" svg:y="15.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1" draw:layer="layout" svg:width="0.616cm" svg:height="0.482cm" svg:x="8.101cm" svg:y="16.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6" draw:text-style-name="P1" draw:layer="layout" svg:width="0.631cm" svg:height="0.482cm" svg:x="8.101cm" svg:y="16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3" draw:text-style-name="P1" draw:layer="layout" svg:x1="8.1cm" svg:y1="17.4cm" svg:x2="8.1cm" svg:y2="18.3cm">
          <text:p/>
        </draw:line>
        <draw:frame draw:style-name="gr6" draw:text-style-name="P1" draw:layer="layout" svg:width="1.9cm" svg:height="0.9cm" svg:x="2.6cm" svg:y="1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5" draw:text-style-name="P8" draw:layer="layout" svg:width="11.8cm" svg:height="1.7cm" svg:x="2.2cm" svg:y="18.3cm">
          <text:p text:style-name="P3"><text:span text:style-name="T17"><text:s text:c="4"/></text:span><text:span text:style-name="T17">=(1,SNP,[01</text:span><text:span text:style-name="T19">11</text:span><text:span text:style-name="T17">],'T',1) <text:s text:c="4"/>=(12,DEL,[0100],'',4)</text:span></text:p>
          <text:p text:style-name="P3"><text:span text:style-name="T17"><text:s text:c="30"/></text:span><text:span text:style-name="T17">=(12,SV ,[0010],'CG',4)</text:span></text:p>
          <text:p text:style-name="P3"><text:span text:style-name="T17"><text:s text:c="30"/></text:span><text:span text:style-name="T17">=(12,INS,[0001],'C</text:span><text:span text:style-name="T13">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8.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1" draw:layer="layout" svg:width="0.616cm" svg:height="0.482cm" svg:x="8.1cm" svg:y="18.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616cm" svg:height="0.482cm" svg:x="8.1cm" svg:y="18.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" draw:layer="layout" svg:width="0.631cm" svg:height="0.482cm" svg:x="8.1cm" svg:y="19.2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6" draw:text-style-name="P1" draw:layer="layout" svg:width="0.616cm" svg:height="0.482cm" svg:x="8.101cm" svg:y="18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1" draw:layer="layout" svg:width="0.616cm" svg:height="0.482cm" svg:x="8.101cm" svg:y="18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text-style-name="P1" draw:layer="layout" svg:width="0.631cm" svg:height="0.482cm" svg:x="8.101cm" svg:y="19.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1" draw:layer="layout" svg:width="1.9cm" svg:height="0.9cm" svg:x="2.6cm" svg:y="18.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7" draw:text-style-name="P1" draw:layer="layout" svg:x1="8.1cm" svg:y1="20.8cm" svg:x2="8.1cm" svg:y2="22.5cm">
          <text:p/>
        </draw:line>
        <draw:custom-shape draw:style-name="gr5" draw:text-style-name="P8" draw:layer="layout" svg:width="11.8cm" svg:height="1.7cm" svg:x="2.2cm" svg:y="20.8cm">
          <text:p text:style-name="P3"><text:span text:style-name="T20"><text:s text:c="4"/></text:span><text:span text:style-name="T20">=(1,SNP,[1000],'A',1)</text:span><text:span text:style-name="T17"> <text:s/></text:span><text:span text:style-name="T20"><text:s text:c="3"/>=(12,DEL,[1000],'',2)</text:span></text:p>
          <text:p text:style-name="P3"><text:span text:style-name="T20"><text:s text:c="30"/></text:span><text:span text:style-name="T20">=(12,DEL,[0100],'',6)</text:span></text:p>
          <text:p text:style-name="P3"><text:span text:style-name="T20"><text:s text:c="30"/></text:span><text:span text:style-name="T20">=(12,SV ,[0010],'CG',6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31cm" svg:height="0.482cm" svg:x="2.6cm" svg:y="20.9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" draw:text-style-name="P1" draw:layer="layout" svg:width="0.616cm" svg:height="0.482cm" svg:x="8.1cm" svg:y="20.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6" draw:text-style-name="P1" draw:layer="layout" svg:width="0.601cm" svg:height="0.482cm" svg:x="8.1cm" svg:y="21.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" draw:text-style-name="P1" draw:layer="layout" svg:width="0.631cm" svg:height="0.482cm" svg:x="8.1cm" svg:y="21.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1" draw:text-style-name="P7" draw:layer="layout" svg:width="7.5cm" svg:height="5.2cm" svg:x="4.4cm" svg:y="22.5cm">
          <text:p text:style-name="P3"><text:span text:style-name="T7"><text:s text:c="4"/>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text:span text:style-name="T9"> </text:span><text:span text:style-name="T8">6</text:span><text:span text:style-name="T9"> </text:span><text:span text:style-name="T8">7</text:span><text:span text:style-name="T9"> </text:span><text:span text:style-name="T8">8</text:span><text:span text:style-name="T9"> </text:span><text:span text:style-name="T8">9</text:span><text:span text:style-name="T9"> 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/text:p>
          <text:p text:style-name="P3"><text:span text:style-name="T10">ref <text:s/>ATAACCCCGGGGCCTTTT</text:span></text:p>
          <text:p text:style-name="P3"><text:span text:style-name="T11">Seq0 A</text:span><text:span text:style-name="T12">A</text:span><text:span text:style-name="T11">AACCCCGGGG</text:span><text:span text:style-name="T12">--</text:span><text:span text:style-name="T11">TTTT </text:span><text:span text:style-name="T12"><text:s/>SNP, DEL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1 A</text:span><text:span text:style-name="T21">TAAC</text:span><text:span text:style-name="T11">CCCGGGG</text:span><text:span text:style-name="T12">------ <text:s/>DEL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2 </text:span><text:span text:style-name="T21">ATAACCCCGGGG</text:span><text:span text:style-name="T12">CG---- <text:s/>SV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3 </text:span><text:span text:style-name="T21">ATAACCCCGGGGCCT</text:span><text:span text:style-name="T11">TTT 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31cm" svg:height="0.482cm" svg:x="2.601cm" svg:y="20.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" draw:layer="layout" svg:width="0.616cm" svg:height="0.482cm" svg:x="8.101cm" svg:y="20.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1" draw:layer="layout" svg:width="0.601cm" svg:height="0.482cm" svg:x="8.101cm" svg:y="21.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1" draw:layer="layout" svg:width="0.631cm" svg:height="0.482cm" svg:x="8.101cm" svg:y="21.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text-style-name="P1" draw:layer="layout" svg:width="0.631cm" svg:height="0.482cm" svg:x="8.102cm" svg:y="21.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1" draw:layer="layout" svg:x1="8.1cm" svg:y1="19.2cm" svg:x2="8.1cm" svg:y2="20.8cm">
          <text:p/>
        </draw:line>
        <draw:custom-shape draw:style-name="gr9" draw:text-style-name="P1" draw:layer="layout" svg:width="12.2cm" svg:height="12.4cm" svg:x="2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2cm" svg:height="12.8cm" svg:x="2cm" svg:y="15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194cm" svg:height="1cm" draw:transform="rotate (1.55631009400334) translate (1.125cm 19.386cm)">
          <draw:text-box>
            <text:p text:style-name="P11"><text:span text:style-name="T22">2. Eventprocessing</text:span></text:p>
          </draw:text-box>
        </draw:frame>
        <draw:frame draw:style-name="gr10" draw:text-style-name="P12" draw:layer="layout" svg:width="3.995cm" svg:height="1cm" draw:transform="rotate (1.55631009400334) translate (1.026cm 5.487cm)">
          <draw:text-box>
            <text:p text:style-name="P11"><text:span text:style-name="T22">1. „Variant Calling“</text:span></text:p>
          </draw:text-box>
        </draw:frame>
        <draw:frame draw:style-name="gr11" draw:text-style-name="P13" draw:layer="layout" svg:width="5.2cm" svg:height="26.75cm" svg:x="14.6cm" svg:y="1.5cm">
          <draw:text-box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Einlesen</text:span><text:span text:style-name="T23"> der Sequenzen im FASTA-Format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Alignieren</text:span><text:span text:style-name="T23"> der Sequenzen zur Referenz. Dabei werde inititale </text:span><text:span text:style-name="T25">seeds </text:span><text:span text:style-name="T23">mithilfe einer Indexsuche gefunden und anschließend durch </text:span><text:span text:style-name="T25">Sparse Chaining</text:span><text:span text:style-name="T23"> zu einem globalen Alignment gekettet.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Generieren</text:span><text:span text:style-name="T23"> von </text:span><text:span text:style-name="T25">d-Events</text:span></text:p>
            <text:p text:style-name="P1"><text:span text:style-name="T23">aus den Unterschieden zur Referenzsquenz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Zusammenführen</text:span><text:span text:style-name="T23"> derselben d-Events durch aktualisieren des Sequenzvektors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Einteilen</text:span><text:span text:style-name="T23"> der d-Events in abhängige Regionen (dependent regions)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Änderung</text:span><text:span text:style-name="T23"> der Referenz je nach berechnetem Score für die einzelnen d-Events.</text:span></text:p>
            <text:p text:style-name="P1"><text:span text:style-name="T23">Der Referenzänderung entsprechende Änderung der d-Events.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custom-shape draw:style-name="gr12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24:37.420553788</meta:creation-date>
    <dc:date>2015-08-29T09:12:45.311402582</dc:date>
    <meta:editing-duration>PT3H59M32S</meta:editing-duration>
    <meta:editing-cycles>19</meta:editing-cycles>
    <meta:generator>LibreOffice/4.2.7.2$Linux_X86_64 LibreOffice_project/420m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0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11/content.xml><?xml version="1.0" encoding="utf-8"?>
<math xmlns="http://www.w3.org/1998/Math/MathML" display="block">
  <semantics>
    <msub>
      <mi>e</mi>
      <mn>31</mn>
    </msub>
    <annotation encoding="StarMath 5.0">e_31</annotation>
  </semantics>
</math>
</file>

<file path=Object 12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13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4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5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16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17/content.xml><?xml version="1.0" encoding="utf-8"?>
<math xmlns="http://www.w3.org/1998/Math/MathML" display="block">
  <semantics>
    <msub>
      <mi>e</mi>
      <mn>01</mn>
    </msub>
    <annotation encoding="StarMath 5.0">e_01</annotation>
  </semantics>
</math>
</file>

<file path=Object 18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9/content.xml><?xml version="1.0" encoding="utf-8"?>
<math xmlns="http://www.w3.org/1998/Math/MathML" display="block">
  <semantics>
    <msub>
      <mi>e</mi>
      <mn>02</mn>
    </msub>
    <annotation encoding="StarMath 5.0">e_02</annotation>
  </semantics>
</math>
</file>

<file path=Object 2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20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21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22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23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24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25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3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37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38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39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40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1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42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43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4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45/content.xml><?xml version="1.0" encoding="utf-8"?>
<math xmlns="http://www.w3.org/1998/Math/MathML" display="block">
  <semantics>
    <msub>
      <mi>e</mi>
      <mn>01</mn>
    </msub>
    <annotation encoding="StarMath 5.0">e_01</annotation>
  </semantics>
</math>
</file>

<file path=Object 46/content.xml><?xml version="1.0" encoding="utf-8"?>
<math xmlns="http://www.w3.org/1998/Math/MathML" display="block">
  <semantics>
    <msub>
      <mi>e</mi>
      <mn>02</mn>
    </msub>
    <annotation encoding="StarMath 5.0">e_02</annotation>
  </semantics>
</math>
</file>

<file path=Object 47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48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5/content.xml><?xml version="1.0" encoding="utf-8"?>
<math xmlns="http://www.w3.org/1998/Math/MathML" display="block">
  <semantics>
    <msub>
      <mi>e</mi>
      <mn>31</mn>
    </msub>
    <annotation encoding="StarMath 5.0">e_31</annotation>
  </semantics>
</math>
</file>

<file path=Object 6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7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8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9/content.xml><?xml version="1.0" encoding="utf-8"?>
<math xmlns="http://www.w3.org/1998/Math/MathML" display="block">
  <semantics>
    <msub>
      <mi>e</mi>
      <mn>12</mn>
    </msub>
    <annotation encoding="StarMath 5.0">e_12</annotation>
  </semantics>
</math>
</file>